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="Rounded_20_short_20_Arrow" draw:marker-start-width="0.127cm" draw:marker-end="Rounded_20_short_20_Arrow" draw:marker-end-width="0.127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33cm" draw:marker-end="" draw:marker-end-width="0.127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25cm" draw:marker-start-width="0.33cm" draw:marker-end-width="0.33cm" draw:fill="none" draw:textarea-horizontal-align="justify" draw:textarea-vertical-align="top" draw:auto-grow-height="false" fo:min-height="0cm" fo:min-width="0cm" fo:padding-top="0.137cm" fo:padding-bottom="0.137cm" fo:padding-left="0.262cm" fo:padding-right="0.26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color="#800000" fo:font-size="10pt" fo:font-weight="normal" style:font-size-asian="10pt" style:font-weight-asian="normal" style:font-size-complex="10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color="#800000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layer="layout" svg:width="5.223cm" svg:height="3.886cm" svg:x="0.16cm" svg:y="0.17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93.09892416688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" draw:layer="layout" svg:width="2.606cm" svg:height="0.645cm" svg:x="2.838cm" svg:y="3.453cm">
          <draw:text-box>
            <text:p><text:span text:style-name="T1">Web Browser</text:span></text:p>
          </draw:text-box>
        </draw:frame>
        <draw:custom-shape draw:style-name="gr3" draw:text-style-name="P3" draw:layer="layout" svg:width="1.118cm" svg:height="0.635cm" svg:x="0.337cm" svg:y="0.437cm">
          <text:p text:style-name="P2"><text:span text:style-name="T2">JS </text:span></text:p>
          <text:p text:style-name="P2"><text:span text:style-name="T2">Engin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18cm" svg:height="0.635cm" svg:x="1.837cm" svg:y="0.438cm">
          <text:p text:style-name="P2"><text:span text:style-name="T2">D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18cm" svg:height="0.635cm" svg:x="3.337cm" svg:y="0.439cm">
          <text:p text:style-name="P2"><text:span text:style-name="T2">HTML</text:span></text:p>
          <text:p text:style-name="P2"><text:span text:style-name="T2">Pars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16cm" svg:height="0.508cm" svg:x="0.737cm" svg:y="2.963cm">
          <text:p text:style-name="P2"><text:span text:style-name="T2">Network library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737cm" svg:y1="1.072cm" svg:x2="1.372cm" svg:y2="1.377cm">
          <text:p/>
        </draw:line>
        <draw:line draw:style-name="gr4" draw:text-style-name="P2" draw:layer="layout" svg:x1="2.342cm" svg:y1="1.072cm" svg:x2="2.342cm" svg:y2="1.326cm">
          <text:p/>
        </draw:line>
        <draw:line draw:style-name="gr4" draw:text-style-name="P2" draw:layer="layout" svg:x1="3.909cm" svg:y1="1.072cm" svg:x2="3.477cm" svg:y2="1.377cm">
          <text:p/>
        </draw:line>
        <draw:line draw:style-name="gr5" draw:text-style-name="P2" draw:layer="layout" svg:x1="1.242cm" svg:y1="2.472cm" svg:x2="1.674cm" svg:y2="2.98cm">
          <text:p/>
        </draw:line>
        <draw:line draw:style-name="gr6" draw:text-style-name="P2" draw:layer="layout" svg:x1="1.472cm" svg:y1="0.737cm" svg:x2="1.828cm" svg:y2="0.737cm">
          <text:p/>
        </draw:line>
        <draw:line draw:style-name="gr6" draw:text-style-name="P2" draw:layer="layout" svg:x1="2.973cm" svg:y1="0.737cm" svg:x2="3.329cm" svg:y2="0.737cm">
          <text:p/>
        </draw:line>
        <draw:line draw:style-name="gr4" draw:text-style-name="P2" draw:layer="layout" svg:x1="1.65cm" svg:y1="0.737cm" svg:x2="1.65cm" svg:y2="1.337cm">
          <text:p/>
        </draw:line>
        <draw:line draw:style-name="gr4" draw:text-style-name="P2" draw:layer="layout" svg:x1="3.148cm" svg:y1="0.737cm" svg:x2="3.148cm" svg:y2="1.337cm">
          <text:p/>
        </draw:line>
        <draw:frame draw:style-name="gr7" draw:layer="layout" svg:width="0.502cm" svg:height="1.187cm" svg:x="-0.533cm" svg:y="2.494cm">
          <draw:text-box>
            <text:p/>
          </draw:text-box>
        </draw:frame>
        <draw:custom-shape draw:style-name="gr8" draw:text-style-name="P2" draw:layer="layout" svg:width="4.191cm" svg:height="1.245cm" svg:x="0.729cm" svg:y="1.407cm"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4cm" svg:height="0.635cm" svg:x="2.265cm" svg:y="1.807cm">
          <text:p text:style-name="P2"><text:span text:style-name="T3">Database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683cm" svg:height="0.569cm" svg:x="1.27cm" svg:y="1.313cm">
          <draw:text-box>
            <text:p text:style-name="P2"><text:span text:style-name="T2">UserCSP</text:span></text:p>
          </draw:text-box>
        </draw:frame>
        <draw:custom-shape draw:style-name="gr3" draw:text-style-name="P5" draw:layer="layout" svg:width="0.94cm" svg:height="0.635cm" svg:x="0.823cm" svg:y="1.818cm">
          <text:p text:style-name="P2"><text:span text:style-name="T4">HTTP </text:span></text:p>
          <text:p text:style-name="P2"><text:span text:style-name="T4">Ob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.756cm" svg:y1="2.107cm" svg:x2="2.264cm" svg:y2="2.107cm">
          <text:p/>
        </draw:line>
        <draw:custom-shape draw:style-name="gr9" draw:text-style-name="P4" draw:layer="layout" svg:width="0.635cm" svg:height="0.635cm" svg:x="4.582cm" svg:y="0.472cm">
          <text:p text:style-name="P2"><text:span text:style-name="T3">D/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2" draw:layer="layout" svg:x1="4.849cm" svg:y1="1.072cm" svg:x2="4.112cm" svg:y2="1.83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102cm" fo:margin-left="0.102cm" fo:margin-right="0.102cm" fo:page-width="5.537cm" fo:page-height="4.1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ilas Patil</meta:initial-creator>
    <meta:creation-date>2011-02-10T20:28:02</meta:creation-date>
    <dc:date>2012-09-16T14:02:15</dc:date>
    <meta:editing-duration>PT1H20M50S</meta:editing-duration>
    <meta:editing-cycles>24</meta:editing-cycles>
    <meta:generator>LibreOffice/3.4$Unix LibreOffice_project/340m1$Build-402</meta:generator>
    <meta:document-statistic meta:object-count="22"/>
  </office:meta>
</office:document-meta>
</file>